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ea</text:p>
      <text:p text:style-name="Standard"/>
      <text:p text:style-name="Standard">La idea del proyecto es conectar el envío de mensajes de usuarios en un pub o una discoteca enviando mensajes que se mostrarán en la pantalla. El proceso será el siguiente:</text:p>
      <text:p text:style-name="Standard"/>
      <text:list text:style-name="L1">
        <text:list-item>
          <text:p text:style-name="P1">El cliente envía un mensaje con el texto MSG seguido del contenido del mensaje y este se mostrará en la pantalla del bar.</text:p>
        </text:list-item>
        <text:list-item>
          <text:p text:style-name="P1">El cliente envía un mensaje con el texto PET seguido del nombre de un grupo y una canción que se buscará automáticamente en youtube para mostrarlo por la pantalla del bar.</text:p>
        </text:list-item>
        <text:list-item>
          <text:p text:style-name="P1">Quizás se pueda identificar todas las canciones almacenadas en un dispositivo de almacenamiento, para que luego el usuario elija directamente un número de canción. El listado de las canciones se repartirá a los usuarios organizado por grupos. De esta forma, se conseguirá “actualizar” la antigua máquina de música de los bares americanos. Con esto, tendremos un proceso demonio que leerá constantemente los mensajes recibidos en un correo para analizarlo y meter la petición a una base de datos.</text:p>
        </text:list-item>
      </text:list>
      <text:p text:style-name="Standard"/>
      <text:p text:style-name="Standard">Las primeras pruebas se están realizando en http://localhost/openmovil/tests/readmail.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s" fo:country="E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Fran Garcia</meta:initial-creator>
    <meta:creation-date>2007-11-09T00:14:06</meta:creation-date>
    <dc:creator>Fran Garcia</dc:creator>
    <dc:date>2007-11-09T01:14:52</dc:date>
    <dc:language>es-ES</dc:language>
    <meta:editing-cycles>5</meta:editing-cycles>
    <meta:editing-duration>PT57M48S</meta:editing-duration>
    <meta:user-defined meta:name="Info 1"/>
    <meta:user-defined meta:name="Info 2"/>
    <meta:user-defined meta:name="Info 3"/>
    <meta:user-defined meta:name="Info 4"/>
    <meta:document-statistic meta:table-count="0" meta:image-count="0" meta:object-count="0" meta:page-count="1" meta:paragraph-count="6" meta:word-count="176" meta:character-count="1052"/>
  </office:meta>
</office:document-meta>
</file>